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text-properties officeooo:paragraph-rsid="001a627a"/>
    </style:style>
    <style:style style:name="P6" style:family="paragraph" style:parent-style-name="Text_20_body" style:list-style-name="L5"/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  <style:text-properties officeooo:rsid="0017c0bc" officeooo:paragraph-rsid="0017c0bc"/>
    </style:style>
    <style:style style:name="P10" style:family="paragraph" style:parent-style-name="Text_20_body" style:list-style-name="L3">
      <style:paragraph-properties fo:margin-top="0in" fo:margin-bottom="0in" loext:contextual-spacing="false"/>
      <style:text-properties officeooo:rsid="00191ade" officeooo:paragraph-rsid="00191ade"/>
    </style:style>
    <style:style style:name="P11" style:family="paragraph" style:parent-style-name="Text_20_body" style:list-style-name="L6">
      <style:paragraph-properties fo:margin-top="0in" fo:margin-bottom="0in" loext:contextual-spacing="false"/>
      <style:text-properties officeooo:rsid="00191ade" officeooo:paragraph-rsid="00191ade"/>
    </style:style>
    <style:style style:name="P12" style:family="paragraph" style:parent-style-name="Text_20_body" style:list-style-name="L7">
      <style:paragraph-properties fo:margin-top="0in" fo:margin-bottom="0in" loext:contextual-spacing="false"/>
      <style:text-properties officeooo:rsid="00191ade" officeooo:paragraph-rsid="00191ade"/>
    </style:style>
    <style:style style:name="P13" style:family="paragraph" style:parent-style-name="Text_20_body" style:list-style-name="L8">
      <style:paragraph-properties fo:margin-top="0in" fo:margin-bottom="0in" loext:contextual-spacing="false"/>
      <style:text-properties officeooo:rsid="00191ade" officeooo:paragraph-rsid="00191ade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91ade"/>
    </style:style>
    <style:style style:name="T2" style:family="text">
      <style:text-properties officeooo:rsid="001a627a"/>
    </style:style>
    <style:style style:name="T3" style:family="text">
      <style:text-properties officeooo:rsid="001bb7e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eek 4 Homework Submission File: Linux Systems Administration</text:h>
      <text:h text:style-name="Heading_20_3" text:outline-level="3"><text:bookmark text:name="user-content-step-1-ensuredouble-check-permissions-on-sensitive-files"/>Step 1: Ensure/Double Check Permissions on Sensitive Files</text:h>
      <text:list xml:id="list2759713533" text:style-name="L1">
        <text:list-item>
          <text:p text:style-name="P1">Permissions on <text:span text:style-name="Source_20_Text">/etc/shadow</text:span> should allow only <text:span text:style-name="Source_20_Text">root</text:span> read and write access.</text:p>
          <text:list>
            <text:list-item>
              <text:p text:style-name="P1">Command to inspect permissions:</text:p>
            </text:list-item>
          </text:list>
        </text:list-item>
      </text:list>
      <text:p text:style-name="P14">-rw-r----- 1 root root 3013 Jul 12 22:11 /etc/shadow</text:p>
      <text:list xml:id="list172839342042173" text:continue-numbering="true" text:style-name="L1">
        <text:list-item>
          <text:list>
            <text:list-item>
              <text:p text:style-name="P1">Command to set permissions (if needed):</text:p>
            </text:list-item>
          </text:list>
        </text:list-item>
        <text:list-item>
          <text:p text:style-name="P1">Permissions on <text:span text:style-name="Source_20_Text">/etc/gshadow</text:span> should allow only <text:span text:style-name="Source_20_Text">root</text:span> read and write access.</text:p>
          <text:list>
            <text:list-item>
              <text:p text:style-name="P1">Command to inspect permissions:</text:p>
            </text:list-item>
            <text:list-item>
              <text:p text:style-name="P1">-rw------- 1 root root 1122 Jul 12 22:31 /etc/gshadow</text:p>
            </text:list-item>
            <text:list-item>
              <text:p text:style-name="P1">Command to set permissions (if needed):</text:p>
            </text:list-item>
          </text:list>
        </text:list-item>
        <text:list-item>
          <text:p text:style-name="P1">Permissions on <text:span text:style-name="Source_20_Text">/etc/group</text:span> should allow <text:span text:style-name="Source_20_Text">root</text:span> read and write access, and allow everyone else read access only.</text:p>
          <text:list>
            <text:list-item>
              <text:p text:style-name="P1">Command to inspect permissions:</text:p>
            </text:list-item>
            <text:list-item>
              <text:p text:style-name="P1">-rw-r--r-- 1 root root 1357 Jul 12 22:31 /etc/group</text:p>
            </text:list-item>
            <text:list-item>
              <text:p text:style-name="P1">Command to set permissions (if needed):</text:p>
            </text:list-item>
          </text:list>
        </text:list-item>
        <text:list-item>
          <text:p text:style-name="P1">Permissions on <text:span text:style-name="Source_20_Text">/etc/passwd</text:span> should allow <text:span text:style-name="Source_20_Text">root</text:span> read and write access, and allow everyone else read access only.</text:p>
          <text:list>
            <text:list-item>
              <text:p text:style-name="P1">Command to inspect permissions:</text:p>
            </text:list-item>
            <text:list-item>
              <text:p text:style-name="P1">-rw-r--r-- 1 root root 3253 Jul 14 19:43 /etc/passwd</text:p>
            </text:list-item>
            <text:list-item>
              <text:p text:style-name="P1">Command to set permissions (if needed):</text:p>
            </text:list-item>
          </text:list>
        </text:list-item>
      </text:list>
      <text:h text:style-name="Heading_20_3" text:outline-level="3"><text:bookmark text:name="user-content-step-2-create-user-accounts"/>Step 2: Create User Accounts</text:h>
      <text:list xml:id="list3372262138" text:style-name="L2">
        <text:list-item>
          <text:p text:style-name="P2">Add user accounts for <text:span text:style-name="Source_20_Text">sam</text:span>, <text:span text:style-name="Source_20_Text">joe</text:span>, <text:span text:style-name="Source_20_Text">amy</text:span>, <text:span text:style-name="Source_20_Text">sara</text:span>, and <text:span text:style-name="Source_20_Text">admin</text:span>.</text:p>
          <text:list>
            <text:list-item>
              <text:p text:style-name="P7">Command to add each user account (include all five users): </text:p>
            </text:list-item>
            <text:list-item>
              <text:p text:style-name="P9">sudo adduser sam</text:p>
            </text:list-item>
            <text:list-item>
              <text:p text:style-name="P9">sudo adduser joe</text:p>
            </text:list-item>
            <text:list-item>
              <text:p text:style-name="P9">suder adduser amy</text:p>
            </text:list-item>
            <text:list-item>
              <text:p text:style-name="P9">sudo adduser sara</text:p>
            </text:list-item>
          </text:list>
        </text:list-item>
        <text:list-item>
          <text:p text:style-name="P2">Ensure that only the <text:span text:style-name="Source_20_Text">admin</text:span> has general sudo access.</text:p>
          <text:list>
            <text:list-item>
              <text:p text:style-name="P2"><text:soft-page-break/>Command to add <text:span text:style-name="Source_20_Text">admin</text:span> to the <text:span text:style-name="Source_20_Text">sudo</text:span> group: <text:s/>sudo usermod -aG sudo admin</text:p>
            </text:list-item>
          </text:list>
        </text:list-item>
      </text:list>
      <text:h text:style-name="Heading_20_3" text:outline-level="3"><text:bookmark text:name="user-content-step-3-create-user-group-and-collaborative-folder"/>Step 3: Create User Group and Collaborative Folder</text:h>
      <text:list xml:id="list741097976" text:style-name="L3">
        <text:list-item>
          <text:p text:style-name="P3">Add an <text:span text:style-name="Source_20_Text">engineers</text:span> group to the system.</text:p>
          <text:list>
            <text:list-item>
              <text:p text:style-name="P8">Command to add group: </text:p>
            </text:list-item>
          </text:list>
        </text:list-item>
        <text:list-item>
          <text:p text:style-name="P3">Add users <text:span text:style-name="Source_20_Text">sam</text:span>, <text:span text:style-name="Source_20_Text">joe</text:span>, <text:span text:style-name="Source_20_Text">amy</text:span>, and <text:span text:style-name="Source_20_Text">sara</text:span> to the managed group.</text:p>
          <text:list>
            <text:list-item>
              <text:p text:style-name="P8">Command to add users to <text:span text:style-name="Source_20_Text">engineers</text:span> group (include all four users): </text:p>
            </text:list-item>
            <text:list-item>
              <text:p text:style-name="P10">sudo usermod -aG engineers sam</text:p>
            </text:list-item>
          </text:list>
        </text:list-item>
      </text:list>
      <text:list xml:id="list2750918896" text:style-name="L6">
        <text:list-item>
          <text:list>
            <text:list-item>
              <text:p text:style-name="P11">sudo usermod -aG engineers joe</text:p>
            </text:list-item>
          </text:list>
        </text:list-item>
      </text:list>
      <text:list xml:id="list96784996" text:style-name="L7">
        <text:list-item>
          <text:list>
            <text:list-item>
              <text:p text:style-name="P12">sudo usermod -aG engineers amy</text:p>
            </text:list-item>
          </text:list>
        </text:list-item>
      </text:list>
      <text:list xml:id="list3041667015" text:style-name="L8">
        <text:list-item>
          <text:list>
            <text:list-item>
              <text:p text:style-name="P13">sudo usermod -aG engineers sara</text:p>
              <text:p text:style-name="P13"/>
            </text:list-item>
          </text:list>
        </text:list-item>
      </text:list>
      <text:list xml:id="list172839692509465" text:continue-list="list741097976" text:style-name="L3">
        <text:list-item>
          <text:p text:style-name="P3">Create a shared folder for this group at <text:span text:style-name="Source_20_Text">/home/engineers</text:span>.</text:p>
          <text:list>
            <text:list-item>
              <text:p text:style-name="P8">Command to create the shared folder: <text:s/><text:span text:style-name="T1">sudo mkdr ‘/home/engineers’. </text:span></text:p>
            </text:list-item>
          </text:list>
        </text:list-item>
        <text:list-item>
          <text:p text:style-name="P3">Change ownership on the new engineers' shared folder to the <text:span text:style-name="Source_20_Text">engineers</text:span> group.</text:p>
          <text:list>
            <text:list-item>
              <text:p text:style-name="P3">Command to change ownership of engineer's shared folder to engineer group: <text:span text:style-name="T1">sudo chown :engineers ‘/home/engineers/</text:span></text:p>
            </text:list-item>
          </text:list>
        </text:list-item>
      </text:list>
      <text:h text:style-name="Heading_20_3" text:outline-level="3"><text:bookmark text:name="user-content-step-4-lynis-auditing"/>Step 4: Lynis Auditing</text:h>
      <text:list xml:id="list3253982185" text:style-name="L4">
        <text:list-item>
          <text:p text:style-name="P4">Command to install Lynis: <text:span text:style-name="T1">sudo apt install lynis</text:span></text:p>
        </text:list-item>
        <text:list-item>
          <text:p text:style-name="P4">Command to see documentation and instructions: <text:span text:style-name="T1">man lynis</text:span></text:p>
        </text:list-item>
        <text:list-item>
          <text:p text:style-name="P4">Command to run an audit: <text:span text:style-name="T1">lynis audit system </text:span></text:p>
        </text:list-item>
        <text:list-item>
          <text:p text:style-name="P4">Provide a report from the Lynis output on what can be done to harden the system.</text:p>
          <text:list>
            <text:list-item>
              <text:p text:style-name="P5">Screenshot of report output: <text:span text:style-name="T2">Command: sudo cat /var/log/lynis-report.dat </text:span></text:p>
            </text:list-item>
            <text:list-item>
              <text:p text:style-name="P5"><text:span text:style-name="T2">See attached file for lynis-report.dat file ‘step4.2’</text:span></text:p>
            </text:list-item>
          </text:list>
        </text:list-item>
      </text:list>
      <text:h text:style-name="Heading_20_3" text:outline-level="3"><text:bookmark text:name="user-content-bonus"/>Bonus</text:h>
      <text:list xml:id="list2318167533" text:style-name="L5">
        <text:list-item>
          <text:p text:style-name="P6">Command to install chkrootkit: sudo apt install chkrootkit</text:p>
        </text:list-item>
        <text:list-item>
          <text:p text:style-name="P6">Command to see documentation and instructions: sudo chkrootkit -h</text:p>
        </text:list-item>
        <text:list-item>
          <text:p text:style-name="P6">Command to run expert mode:</text:p>
        </text:list-item>
        <text:list-item>
          <text:p text:style-name="P6">Provide a report from the chrootkit output on what can be done to harden the system.</text:p>
          <text:list>
            <text:list-item>
              <text:p text:style-name="P6">Screenshot of end of sample output: <text:span text:style-name="T3">see attached file for output report file ‘Bonus1.2 &amp; Bonus1.3’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3:15:40.547000000</meta:creation-date>
    <dc:date>2021-07-21T17:28:38.287000000</dc:date>
    <meta:editing-duration>P1DT13H15M2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54" meta:word-count="476" meta:character-count="2737" meta:non-whitespace-character-count="2355"/>
  </office:meta>
</office:document-meta>
</file>